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16.56pt"/>
    </style:style>
    <style:style style:name="ro1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0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fin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ask 2</text:p>
          </table:table-cell>
          <table:table-cell office:value-type="string" calcext:value-type="string">
            <text:p>Task 1</text:p>
          </table:table-cell>
          <table:table-cell office:value-type="string" calcext:value-type="string">
            <text:p>codeStyl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P1 – On time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[.S3]+[.R3]+[.Q3]+[.P3]+[.O3]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بحرانی</text:p>
          </table:table-cell>
          <table:table-cell office:value-type="string" calcext:value-type="string">
            <text:p>علی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formula="of:=[.S4]+[.R4]+[.Q4]+[.P4]+[.O4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پازوکی</text:p>
          </table:table-cell>
          <table:table-cell office:value-type="string" calcext:value-type="string">
            <text:p>حسین 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formula="of:=[.S5]+[.R5]+[.Q5]+[.P5]+[.O5]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تاج زاد</text:p>
          </table:table-cell>
          <table:table-cell office:value-type="string" calcext:value-type="string">
            <text:p>فاطمه 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formula="of:=[.S6]+[.R6]+[.Q6]+[.P6]+[.O6]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سلمان طاهری</text:p>
          </table:table-cell>
          <table:table-cell office:value-type="string" calcext:value-type="string">
            <text:p>حانیه </text:p>
          </table:table-cell>
          <table:table-cell table:number-columns-repeated="100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9:06:17.466536863</meta:creation-date>
    <dc:date>2017-12-13T09:46:31.117786038</dc:date>
    <meta:editing-duration>PT30M2S</meta:editing-duration>
    <meta:editing-cycles>2</meta:editing-cycles>
    <meta:generator>LibreOffice/5.1.4.2$Linux_X86_64 LibreOffice_project/10m0$Build-2</meta:generator>
    <meta:document-statistic meta:table-count="1" meta:cell-count="43" meta:object-count="0"/>
  </office:meta>
</office:document-meta>
</file>